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067935" officeooo:paragraph-rsid="00067935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normal" officeooo:rsid="00067935" officeooo:paragraph-rsid="00067935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0pt" style:text-underline-style="none" fo:font-weight="normal" officeooo:rsid="00067935" officeooo:paragraph-rsid="00067935" style:font-size-asian="17.5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3</text:p>
      <text:p text:style-name="P2">overview of sql:</text:p>
      <text:p text:style-name="P2"/>
      <text:p text:style-name="P3">1) Does ANSI recognize the data type DATE ?</text:p>
      <text:p text:style-name="P3">Ans. No,ANSI does not support DATE data type.</text:p>
      <text:p text:style-name="P3"/>
      <text:p text:style-name="P3">2) which subdivision of sql is used to insert values in the tables?</text:p>
      <text:p text:style-name="P3">Ans. Insert command is used in sql to insert values in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20:04.968267295</meta:creation-date>
    <dc:date>2023-09-14T13:30:58.187938047</dc:date>
    <meta:editing-duration>PT12S</meta:editing-duration>
    <meta:editing-cycles>1</meta:editing-cycles>
    <meta:document-statistic meta:table-count="0" meta:image-count="0" meta:object-count="0" meta:page-count="1" meta:paragraph-count="6" meta:word-count="48" meta:character-count="249" meta:non-whitespace-character-count="207"/>
    <meta:generator>LibreOffice/7.3.5.2$Linux_X86_64 LibreOffice_project/30$Build-2</meta:generator>
  </office:meta>
</office:document-meta>
</file>